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e42f" officeooo:paragraph-rsid="0011e42f"/>
    </style:style>
    <style:style style:name="P2" style:family="paragraph" style:parent-style-name="Standard">
      <style:text-properties officeooo:rsid="00131607" officeooo:paragraph-rsid="00131607"/>
    </style:style>
    <style:style style:name="P3" style:family="paragraph" style:parent-style-name="Standard">
      <style:text-properties officeooo:rsid="00131607" officeooo:paragraph-rsid="00133a5a"/>
    </style:style>
    <style:style style:name="P4" style:family="paragraph" style:parent-style-name="Standard">
      <style:text-properties officeooo:rsid="00133a5a" officeooo:paragraph-rsid="00133a5a"/>
    </style:style>
    <style:style style:name="P5" style:family="paragraph" style:parent-style-name="Standard">
      <style:text-properties officeooo:rsid="0014bf64" officeooo:paragraph-rsid="0014bf64"/>
    </style:style>
    <style:style style:name="P6" style:family="paragraph" style:parent-style-name="Standard">
      <style:text-properties officeooo:rsid="0015ffb3" officeooo:paragraph-rsid="0011e42f"/>
    </style:style>
    <style:style style:name="P7" style:family="paragraph" style:parent-style-name="Standard">
      <style:text-properties officeooo:rsid="00133a5a" officeooo:paragraph-rsid="00133a5a"/>
    </style:style>
    <style:style style:name="P8" style:family="paragraph" style:parent-style-name="Standard">
      <style:text-properties officeooo:rsid="0014bf64" officeooo:paragraph-rsid="0014bf64"/>
    </style:style>
    <style:style style:name="T1" style:family="text">
      <style:text-properties officeooo:rsid="00133a5a"/>
    </style:style>
    <style:style style:name="T2" style:family="text">
      <style:text-properties officeooo:rsid="0014bf64"/>
    </style:style>
    <style:style style:name="T3" style:family="text">
      <style:text-properties officeooo:rsid="0015ff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14.02.2019</text:p>
      <text:p text:style-name="P1"/>
      <text:p text:style-name="P1">Anwesend: Homolka, Prinz, Fischbacher</text:p>
      <text:p text:style-name="P6"/>
      <text:p text:style-name="P1">- Burndow verlinken</text:p>
      <text:p text:style-name="P1">- Testprotokoll verlinken</text:p>
      <text:p text:style-name="P1"/>
      <text:p text:style-name="P2"><text:span text:style-name="T1">Prinz</text:span>:<text:line-break/></text:p>
      <text:p text:style-name="P3"><text:span text:style-name="T1">- </text:span>Ausgabe fehlt (<text:span text:style-name="T1">W</text:span>o was generiert worden ist!)</text:p>
      <text:p text:style-name="P4">- Super/Sub Typ Dreieck muss noch schwarz ausgemahlt werden können.</text:p>
      <text:p text:style-name="P4">- min/max Werte abändern.</text:p>
      <text:p text:style-name="P4">- Implementierung der Attribute fehlt.</text:p>
      <text:p text:style-name="P4">- <text:span text:style-name="T2">groff soll im erdgenerate gleich implementiert werden</text:span></text:p>
      <text:p text:style-name="P4"/>
      <text:p text:style-name="P5">Homolka:</text:p>
      <text:p text:style-name="P5"/>
      <text:p text:style-name="P5">- x/y-Werte entfernen</text:p>
      <text:p text:style-name="P5">- glue-points</text:p>
      <text:p text:style-name="P5">- <text:span text:style-name="T3">filter ist nicht funktioinsfähig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4:45:40.760685563</meta:creation-date>
    <dc:date>2019-02-14T15:49:53.686931914</dc:date>
    <meta:editing-duration>PT19M49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14" meta:word-count="59" meta:character-count="415" meta:non-whitespace-character-count="369"/>
  </office:meta>
</office:document-meta>
</file>